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2000002EF0000039611972D16FD04512B.eps" manifest:media-type="image/x-eps"/>
  <manifest:file-entry manifest:full-path="Pictures/200000020000031B00000254EB9862B469CF0C50.eps" manifest:media-type="image/x-eps"/>
  <manifest:file-entry manifest:full-path="Pictures/20000002000002EF000001EF536B6C67C32F43D3.eps" manifest:media-type="image/x-eps"/>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body">
      <style:text-properties fo:font-style="italic" fo:font-weight="bold" style:font-style-asian="italic" style:font-weight-asian="bold" style:font-style-complex="italic" style:font-weight-complex="bold"/>
    </style:style>
    <style:style style:name="P2" style:family="paragraph" style:parent-style-name="Thesis_5f_body">
      <style:text-properties fo:font-style="italic" fo:font-weight="bold" officeooo:paragraph-rsid="0118a7fb" style:font-style-asian="italic" style:font-weight-asian="bold" style:font-style-complex="italic" style:font-weight-complex="bold"/>
    </style:style>
    <style:style style:name="P3" style:family="paragraph" style:parent-style-name="Thesis_5f_body">
      <style:text-properties officeooo:paragraph-rsid="0117479b"/>
    </style:style>
    <style:style style:name="P4" style:family="paragraph" style:parent-style-name="Thesis_5f_body">
      <style:text-properties officeooo:paragraph-rsid="01181d2a"/>
    </style:style>
    <style:style style:name="P5" style:family="paragraph" style:parent-style-name="Thesis_5f_body">
      <style:text-properties officeooo:paragraph-rsid="011a5425"/>
    </style:style>
    <style:style style:name="P6" style:family="paragraph" style:parent-style-name="Thesis_5f_body">
      <style:text-properties officeooo:paragraph-rsid="011aada0"/>
    </style:style>
    <style:style style:name="P7" style:family="paragraph" style:parent-style-name="Thesis_5f_body">
      <style:text-properties officeooo:paragraph-rsid="011bce19"/>
    </style:style>
    <style:style style:name="P8" style:family="paragraph" style:parent-style-name="Thesis_5f_body">
      <style:text-properties officeooo:paragraph-rsid="011be138"/>
    </style:style>
    <style:style style:name="P9" style:family="paragraph" style:parent-style-name="Thesis_5f_body">
      <style:text-properties fo:language="ru" fo:country="RU" officeooo:paragraph-rsid="011bce19" style:language-asian="zh" style:country-asian="CN" style:language-complex="hi" style:country-complex="IN"/>
    </style:style>
    <style:style style:name="P10" style:family="paragraph" style:parent-style-name="Thesis_5f_Heading1" style:list-style-name="Thesis_5f_numbering" style:master-page-name="Thesis_5f_bodyPage">
      <style:paragraph-properties style:page-number="auto"/>
      <style:text-properties officeooo:paragraph-rsid="01158118"/>
    </style:style>
    <style:style style:name="P11" style:family="paragraph" style:parent-style-name="Thesis_5f_Heading2" style:list-style-name="Thesis_5f_numbering"/>
    <style:style style:name="P12" style:family="paragraph" style:parent-style-name="Thesis_5f_Heading2" style:list-style-name="Thesis_5f_numbering">
      <style:text-properties officeooo:paragraph-rsid="01158118"/>
    </style:style>
    <style:style style:name="P13" style:family="paragraph" style:parent-style-name="Thesis_5f_Heading3" style:list-style-name="Thesis_5f_numbering"/>
    <style:style style:name="P14" style:family="paragraph" style:parent-style-name="Thesis_5f_Heading3" style:list-style-name="Thesis_5f_numbering">
      <style:text-properties officeooo:paragraph-rsid="011be138"/>
    </style:style>
    <style:style style:name="P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ffff00" loext:char-shading-value="0"/>
    </style:style>
    <style:style style:name="T2" style:family="text">
      <style:text-properties officeooo:rsid="00b6b898"/>
    </style:style>
    <style:style style:name="T3" style:family="text">
      <style:text-properties officeooo:rsid="00ba7a3b"/>
    </style:style>
    <style:style style:name="T4" style:family="text">
      <style:text-properties fo:font-style="italic" style:font-style-asian="italic" style:font-style-complex="italic"/>
    </style:style>
    <style:style style:name="T5" style:family="text">
      <style:text-properties fo:language="ru" fo:country="RU" style:language-asian="zh" style:country-asian="CN" style:language-complex="hi" style:country-complex="IN"/>
    </style:style>
    <style:style style:name="T6" style:family="text">
      <style:text-properties fo:language="ru" fo:country="RU" fo:background-color="#ffff00" loext:char-shading-value="0" style:language-asian="zh" style:country-asian="CN" style:language-complex="hi" style:country-complex="IN"/>
    </style:style>
    <style:style style:name="T7" style:family="text">
      <style:text-properties fo:color="#800000"/>
    </style:style>
    <style:style style:name="T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1.34cm, 0cm, 11.381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Фиг."/>
      </text:sequence-decls>
      <text:list xml:id="list3281276160" text:style-name="Thesis_5f_numbering">
        <text:list-item>
          <text:p text:style-name="P10"><text:bookmark-start text:name="__RefNumPara__30041_1854458412"/>Район на изследването<text:bookmark-end text:name="__RefNumPara__30041_1854458412"/></text:p>
          <text:list>
            <text:list-item>
              <text:p text:style-name="P12"><text:bookmark-start text:name="__RefNumPara__30043_1854458412"/>Обща характеристика на Бургаския залив<text:bookmark-end text:name="__RefNumPara__30043_1854458412"/></text:p>
              <text:list>
                <text:list-item>
                  <text:p text:style-name="P13">Геоморфология на крайбрежната зона</text:p>
                </text:list-item>
              </text:list>
            </text:list-item>
          </text:list>
        </text:list-item>
      </text:list>
      <text:p text:style-name="Thesis_5f_body">Бургаският залив е най-обширният залив в югозападната част на Черно море. Границите му са нос Емине на север и Маслен нос на юг <text:reference-mark-start text:name="ZOTERO_ITEM CSL_CITATION {&quot;citationID&quot;:&quot;2n18frokoq&quot;,&quot;properties&quot;:{&quot;formattedCitation&quot;:&quot;{\\rtf (\\uc0\\u1056{}\\uc0\\u1086{}\\uc0\\u1078{}\\uc0\\u1076{}\\uc0\\u1077{}\\uc0\\u1089{}\\uc0\\u1090{}\\uc0\\u1074{}\\uc0\\u1077{}\\uc0\\u1085{}\\uc0\\u1089{}\\uc0\\u1082{}\\uc0\\u1080{}\\uc0\\u1081{}, 1986)}&quot;,&quot;plainCitation&quot;:&quot;(Рождественский, 1986)&quot;},&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ArbMNkUa81"/>(Рождественский, 1986)<text:reference-mark-end text:name="ZOTERO_ITEM CSL_CITATION {&quot;citationID&quot;:&quot;2n18frokoq&quot;,&quot;properties&quot;:{&quot;formattedCitation&quot;:&quot;{\\rtf (\\uc0\\u1056{}\\uc0\\u1086{}\\uc0\\u1078{}\\uc0\\u1076{}\\uc0\\u1077{}\\uc0\\u1089{}\\uc0\\u1090{}\\uc0\\u1074{}\\uc0\\u1077{}\\uc0\\u1085{}\\uc0\\u1089{}\\uc0\\u1082{}\\uc0\\u1080{}\\uc0\\u1081{}, 1986)}&quot;,&quot;plainCitation&quot;:&quot;(Рождественский, 1986)&quot;},&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ArbMNkUa81"/>. Дължината на бреговата линия <text:s/>в така очертаните граници е 134.7 km, а максималната дълбочина е 45 m. Заливът попада в два морфохидрографски района – Бургаски (н. Емине - Созопол) и Медноридски-Странджански (Созопол – Маслен нос). Крайбрежието е силно разчленено; преобладаващият тип бряг е абразионно-ерозионен <text:reference-mark-start text:name="ZOTERO_ITEM CSL_CITATION {&quot;citationID&quot;:&quot;1aml9kftdi&quot;,&quot;properties&quot;:{&quot;formattedCitation&quot;:&quot;{\\rtf (\\uc0\\u1050{}\\uc0\\u1077{}\\uc0\\u1088{}\\uc0\\u1077{}\\uc0\\u1084{}\\uc0\\u1077{}\\uc0\\u1076{}\\uc0\\u1095{}\\uc0\\u1080{}\\uc0\\u1077{}\\uc0\\u1074{}, 2001)}&quot;,&quot;plainCitation&quot;:&quot;(Керемедчиев, 2001)&quot;},&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zET9oIjcco"/>(Керемедчиев, 2001)<text:reference-mark-end text:name="ZOTERO_ITEM CSL_CITATION {&quot;citationID&quot;:&quot;1aml9kftdi&quot;,&quot;properties&quot;:{&quot;formattedCitation&quot;:&quot;{\\rtf (\\uc0\\u1050{}\\uc0\\u1077{}\\uc0\\u1088{}\\uc0\\u1077{}\\uc0\\u1084{}\\uc0\\u1077{}\\uc0\\u1076{}\\uc0\\u1095{}\\uc0\\u1080{}\\uc0\\u1077{}\\uc0\\u1074{}, 2001)}&quot;,&quot;plainCitation&quot;:&quot;(Керемедчиев, 2001)&quot;},&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zET9oIjcco"/>.</text:p>
      <text:p text:style-name="Thesis_5f_body">В северната част на залива брегът е нисък; там са разположени някои от най-големите езера от лагунно-лиманен тип в България – Поморийското, Атанасовското, Бургаското и Мандренското. Южната част на залива, която попада в района на изследване на тази дисертация, се характеризира със сравнително висок бряг от абразионно-бухтов тип, с множество малки заливи и носове; за подводната морфология е характерен слабонаклонен акумулативен склон.</text:p>
      <text:p text:style-name="Thesis_5f_body">По степен на вълново въздействие, подводният брегови склон се поделя на две зони – плитководна (активна) и дълбоководна (слабоактивна), като за долна граница на бреговата зона се приема дълбочината на въздействие на екстремалните щормови вълни (25-30 m за българското черноморско крайбрежие) <text:reference-mark-start text:name="ZOTERO_ITEM CSL_CITATION {&quot;citationID&quot;:&quot;2b3hvc45n7&quot;,&quot;properties&quot;:{&quot;formattedCitation&quot;:&quot;{\\rtf (\\uc0\\u1050{}\\uc0\\u1077{}\\uc0\\u1088{}\\uc0\\u1077{}\\uc0\\u1084{}\\uc0\\u1077{}\\uc0\\u1076{}\\uc0\\u1095{}\\uc0\\u1080{}\\uc0\\u1077{}\\uc0\\u1074{} and \\uc0\\u1063{}\\uc0\\u1077{}\\uc0\\u1088{}\\uc0\\u1085{}\\uc0\\u1077{}\\uc0\\u1074{}\\uc0\\u1072{}, 2001)}&quot;,&quot;plainCitation&quot;:&quot;(Керемедчиев and Чернева, 2001)&quot;},&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LtXSHzzPRd"/>(Керемедчиев and Чернева, 2001)<text:reference-mark-end text:name="ZOTERO_ITEM CSL_CITATION {&quot;citationID&quot;:&quot;2b3hvc45n7&quot;,&quot;properties&quot;:{&quot;formattedCitation&quot;:&quot;{\\rtf (\\uc0\\u1050{}\\uc0\\u1077{}\\uc0\\u1088{}\\uc0\\u1077{}\\uc0\\u1084{}\\uc0\\u1077{}\\uc0\\u1076{}\\uc0\\u1095{}\\uc0\\u1080{}\\uc0\\u1077{}\\uc0\\u1074{} and \\uc0\\u1063{}\\uc0\\u1077{}\\uc0\\u1088{}\\uc0\\u1085{}\\uc0\\u1077{}\\uc0\\u1074{}\\uc0\\u1072{}, 2001)}&quot;,&quot;plainCitation&quot;:&quot;(Керемедчиев and Чернева, 2001)&quot;},&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LtXSHzzPRd"/>. Обект на изследване на тази дисертация са зообентосните съобщества от пясъчното дъно в плитката част на крайбрежната зона – до 12-13 m. Тези местообитания попадат основно в рамките на активната брегова подзона (до 11-12 m), където се наблюдава силно изразена вълнова абразионна дейност. В района на изследване този тип местообитания са разположени основно в заливите между носовете (<text:span text:style-name="T7">КАРТА?)</text:span>.</text:p>
      <text:p text:style-name="Thesis_5f_body">Гранулометричният състав на дънните наноси е фактор, който играе основна роля в определянето на структурата и състава на зообентосните съобщества <text:reference-mark-start text:name="ZOTERO_ITEM CSL_CITATION {&quot;citationID&quot;:&quot;bhm2nabjb&quot;,&quot;properties&quot;:{&quot;formattedCitation&quot;:&quot;(Gray, 1974; Gray and Elliott, 2009)&quot;,&quot;plainCitation&quot;:&quot;(Gray, 1974; Gray and Elliott, 2009)&quot;},&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q3ymeA7x9c"/>(Gray, 1974; Gray and Elliott, 2009)<text:reference-mark-end text:name="ZOTERO_ITEM CSL_CITATION {&quot;citationID&quot;:&quot;bhm2nabjb&quot;,&quot;properties&quot;:{&quot;formattedCitation&quot;:&quot;(Gray, 1974; Gray and Elliott, 2009)&quot;,&quot;plainCitation&quot;:&quot;(Gray, 1974; Gray and Elliott, 2009)&quot;},&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q3ymeA7x9c"/>. Основно значение за образуването на съвременните морфологични структури и за гранулометрията в крайбрежната зона имат геоложко-стратиграфският строеж на скалните образувания, тяхното разпространение и разположение, както и устойчивостта им на ерозия и абразия <text:reference-mark-start text:name="ZOTERO_ITEM CSL_CITATION {&quot;citationID&quot;:&quot;1j1a7rraav&quot;,&quot;properties&quot;:{&quot;formattedCitation&quot;:&quot;{\\rtf (\\uc0\\u1050{}\\uc0\\u1077{}\\uc0\\u1088{}\\uc0\\u1077{}\\uc0\\u1084{}\\uc0\\u1077{}\\uc0\\u1076{}\\uc0\\u1095{}\\uc0\\u1080{}\\uc0\\u1077{}\\uc0\\u1074{} and \\uc0\\u1058{}\\uc0\\u1088{}\\uc0\\u1080{}\\uc0\\u1092{}\\uc0\\u1086{}\\uc0\\u1085{}\\uc0\\u1086{}\\uc0\\u1074{}\\uc0\\u1072{}, 2003)}&quot;,&quot;plainCitation&quot;:&quot;(Керемедчиев and Трифонова, 2003)&quot;},&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ghSFVnWgwN"/>(Керемедчиев and Трифонова, 2003)<text:reference-mark-end text:name="ZOTERO_ITEM CSL_CITATION {&quot;citationID&quot;:&quot;1j1a7rraav&quot;,&quot;properties&quot;:{&quot;formattedCitation&quot;:&quot;{\\rtf (\\uc0\\u1050{}\\uc0\\u1077{}\\uc0\\u1088{}\\uc0\\u1077{}\\uc0\\u1084{}\\uc0\\u1077{}\\uc0\\u1076{}\\uc0\\u1095{}\\uc0\\u1080{}\\uc0\\u1077{}\\uc0\\u1074{} and \\uc0\\u1058{}\\uc0\\u1088{}\\uc0\\u1080{}\\uc0\\u1092{}\\uc0\\u1086{}\\uc0\\u1085{}\\uc0\\u1086{}\\uc0\\u1074{}\\uc0\\u1072{}, 2003)}&quot;,&quot;plainCitation&quot;:&quot;(Керемедчиев and Трифонова, 2003)&quot;},&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ghSFVnWgwN"/>. Бреговата зона на Бургаския район е изградена от слабоустойчиви на абразия глини, пясъци и песъчливо-варовити конгломерати. Поради особеностите на района се формира полегат подводен склон със среден наклон 0.0097. Като структури в района на изследване доминират абразионно-акумулативни и акумулативно-срутищни тераси, които се простират на дълбочина 3-12 m и са най-добре изразени на дълбочина 10-12 m. Подводният профил е преобладаващо от плитководен подтип; повърхността на терасите е покрита със среднозърнести и едрозърнести пясъци със значителен биогенен компонент (CaCO3 – 45%). В зоната на деформираната вълна преобладават дребнозърнести пясъци <text:reference-mark-start text:name="ZOTERO_ITEM CSL_CITATION {&quot;citationID&quot;:&quot;1bxPheVU&quot;,&quot;properties&quot;:{&quot;formattedCitation&quot;:&quot;{\\rtf (\\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sG4mOPNisx"/>(Керемедчиев, 2001; Керемедчиев and Трифонова, 2003)<text:reference-mark-end text:name="ZOTERO_ITEM CSL_CITATION {&quot;citationID&quot;:&quot;1bxPheVU&quot;,&quot;properties&quot;:{&quot;formattedCitation&quot;:&quot;{\\rtf (\\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sG4mOPNisx"/>. В по-плитките части на южната и западната част на залива седиментите са представени от глинесто-алевритови морски тини.</text:p>
      <text:p text:style-name="P3"><text:soft-page-break/>В Медноридски-Странджански район наклонът на крайбрежната зона е по-голям - средно 0.019. Тук преобладават устойчиви на вълнова абразия скални формации и подводният терасен комплекс е по-слабо изразен <text:reference-mark-start text:name="ZOTERO_ITEM CSL_CITATION {&quot;citationID&quot;:&quot;179a9a8k3l&quot;,&quot;properties&quot;:{&quot;formattedCitation&quot;:&quot;{\\rtf (\\uc0\\u1050{}\\uc0\\u1077{}\\uc0\\u1088{}\\uc0\\u1077{}\\uc0\\u1084{}\\uc0\\u1077{}\\uc0\\u1076{}\\uc0\\u1095{}\\uc0\\u1080{}\\uc0\\u1077{}\\uc0\\u1074{} and \\uc0\\u1063{}\\uc0\\u1077{}\\uc0\\u1088{}\\uc0\\u1085{}\\uc0\\u1077{}\\uc0\\u1074{}\\uc0\\u1072{}, 2001)}&quot;,&quot;plainCitation&quot;:&quot;(Керемедчиев and Чернева, 2001)&quot;},&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mGH2yXBoLI"/>(Керемедчиев and Чернева, 2001)<text:reference-mark-end text:name="ZOTERO_ITEM CSL_CITATION {&quot;citationID&quot;:&quot;179a9a8k3l&quot;,&quot;properties&quot;:{&quot;formattedCitation&quot;:&quot;{\\rtf (\\uc0\\u1050{}\\uc0\\u1077{}\\uc0\\u1088{}\\uc0\\u1077{}\\uc0\\u1084{}\\uc0\\u1077{}\\uc0\\u1076{}\\uc0\\u1095{}\\uc0\\u1080{}\\uc0\\u1077{}\\uc0\\u1074{} and \\uc0\\u1063{}\\uc0\\u1077{}\\uc0\\u1088{}\\uc0\\u1085{}\\uc0\\u1077{}\\uc0\\u1074{}\\uc0\\u1072{}, 2001)}&quot;,&quot;plainCitation&quot;:&quot;(Керемедчиев and Чернева, 2001)&quot;},&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mGH2yXBoLI"/>. Подводният профил на пясъчните плажове е от дълбоководен подтип, със среден наклон 0.01 в прибойната зона, а в зоната на деформираната вълна - до 0.02. Терасите са покрити със среднозърнести пясъци с добре изразен биогенен компонент (CaCO3 – 38%) <text:reference-mark-start text:name="ZOTERO_ITEM CSL_CITATION {&quot;citationID&quot;:&quot;hv94fs70a&quot;,&quot;properties&quot;:{&quot;formattedCitation&quot;:&quot;{\\rtf (\\uc0\\u1050{}\\uc0\\u1077{}\\uc0\\u1088{}\\uc0\\u1077{}\\uc0\\u1084{}\\uc0\\u1077{}\\uc0\\u1076{}\\uc0\\u1095{}\\uc0\\u1080{}\\uc0\\u1077{}\\uc0\\u1074{} and \\uc0\\u1058{}\\uc0\\u1088{}\\uc0\\u1080{}\\uc0\\u1092{}\\uc0\\u1086{}\\uc0\\u1085{}\\uc0\\u1086{}\\uc0\\u1074{}\\uc0\\u1072{}, 2003)}&quot;,&quot;plainCitation&quot;:&quot;(Керемедчиев and Трифонова, 2003)&quot;},&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hZbKQxPLkn"/>(Керемедчиев and Трифонова, 2003)<text:reference-mark-end text:name="ZOTERO_ITEM CSL_CITATION {&quot;citationID&quot;:&quot;hv94fs70a&quot;,&quot;properties&quot;:{&quot;formattedCitation&quot;:&quot;{\\rtf (\\uc0\\u1050{}\\uc0\\u1077{}\\uc0\\u1088{}\\uc0\\u1077{}\\uc0\\u1084{}\\uc0\\u1077{}\\uc0\\u1076{}\\uc0\\u1095{}\\uc0\\u1080{}\\uc0\\u1077{}\\uc0\\u1074{} and \\uc0\\u1058{}\\uc0\\u1088{}\\uc0\\u1080{}\\uc0\\u1092{}\\uc0\\u1086{}\\uc0\\u1085{}\\uc0\\u1086{}\\uc0\\u1074{}\\uc0\\u1072{}, 2003)}&quot;,&quot;plainCitation&quot;:&quot;(Керемедчиев and Трифонова, 2003)&quot;},&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hZbKQxPLkn"/>.</text:p>
      <text:list xml:id="list173856109960470" text:continue-numbering="true" text:style-name="Thesis_5f_numbering">
        <text:list-item>
          <text:list>
            <text:list-item>
              <text:list>
                <text:list-item>
                  <text:p text:style-name="P13">Климатични и хидрофизични характеристики</text:p>
                </text:list-item>
              </text:list>
            </text:list-item>
          </text:list>
        </text:list-item>
      </text:list>
      <text:p text:style-name="P1">Температура на въздуха и валежи</text:p>
      <text:p text:style-name="Thesis_5f_body">Черно море е разположено в умерената климатична зона. Българското черноморско крайбрежие се характеризира с преходно-морски тип климат. В района на Бургаския залив максималните средни месечни температури на въздуха (22-23°С) се достигат през юли-август, а минималните (2.4°С) – през януари-февруари. <text:span text:style-name="T1">реф?</text:span></text:p>
      <text:p text:style-name="Thesis_5f_body">За периода на изследване (2012-2014 г.) се наблюдават сходни сезонни изменения на температурата - максималните средни дневни температура на въздуха в Бургас са около 25-27ºС и са измерени през юли и август, а минималните – около 0 до -3ºС - през януари-февруари (<text:sequence-ref text:reference-format="category-and-value" text:ref-name="refФиг.0">Фиг. 1</text:sequence-ref>).</text:p>
      <text:p text:style-name="Thesis_5f_body"/>
      <text:p text:style-name="Thesis_5f_body"><draw:frame draw:style-name="fr1" draw:name="Frame1" text:anchor-type="paragraph" svg:width="16.002cm" draw:z-index="0"><draw:text-box fo:min-height="10.546cm"><text:p text:style-name="Thesis_5f_caption"><draw:frame draw:style-name="fr3" draw:name="Image1" text:anchor-type="paragraph" svg:width="16.002cm" style:rel-width="100%" svg:height="10.546cm" style:rel-height="scale" draw:z-index="1"><draw:image xlink:href="Pictures/20000002000002EF000001EF536B6C67C32F43D3.eps" xlink:type="simple" xlink:show="embed" xlink:actuate="onLoad"/></draw:frame>Фиг. <text:sequence text:ref-name="refФиг.0" text:name="Фиг." text:formula="ooow:Фиг.+1" style:num-format="1">1</text:sequence>. Средни дневни температури на въздуха за периода 2012-2014 г., измерени в Бургас. Източник на данните: базата данни на Weather Undeground, <text:s/>станция Бургас (LBBG) (http://www.wunderground.com/history/airport/LBBG). </text:p></draw:text-box></draw:frame></text:p>
      <text:p text:style-name="Thesis_5f_body"><text:soft-page-break/>Валежите в района на южното българско Черноморие обикновено са максимални през зимния и пролетния сезони <text:reference-mark-start text:name="ZOTERO_ITEM CSL_CITATION {&quot;citationID&quot;:&quot;aid2g0lou&quot;,&quot;properties&quot;:{&quot;formattedCitation&quot;:&quot;{\\rtf (\\uc0\\u1050{}\\uc0\\u1086{}\\uc0\\u1083{}\\uc0\\u1077{}\\uc0\\u1074{}\\uc0\\u1072{} and \\uc0\\u1055{}\\uc0\\u1077{}\\uc0\\u1085{}\\uc0\\u1077{}\\uc0\\u1074{}\\uc0\\u1072{}, 1990)}&quot;,&quot;plainCitation&quot;:&quot;(Колева and Пенева, 1990)&quot;},&quot;citationItems&quot;:[{&quot;id&quot;:2666,&quot;uris&quot;:[&quot;http://zotero.org/users/976121/items/GMDTXS62&quot;],&quot;uri&quot;:[&quot;http://zotero.org/users/976121/items/GMDTXS62&quot;],&quot;itemData&quot;:{&quot;id&quot;:2666,&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zwKo0nhYGP"/>(Колева and Пенева, 1990)<text:reference-mark-end text:name="ZOTERO_ITEM CSL_CITATION {&quot;citationID&quot;:&quot;aid2g0lou&quot;,&quot;properties&quot;:{&quot;formattedCitation&quot;:&quot;{\\rtf (\\uc0\\u1050{}\\uc0\\u1086{}\\uc0\\u1083{}\\uc0\\u1077{}\\uc0\\u1074{}\\uc0\\u1072{} and \\uc0\\u1055{}\\uc0\\u1077{}\\uc0\\u1085{}\\uc0\\u1077{}\\uc0\\u1074{}\\uc0\\u1072{}, 1990)}&quot;,&quot;plainCitation&quot;:&quot;(Колева and Пенева, 1990)&quot;},&quot;citationItems&quot;:[{&quot;id&quot;:2666,&quot;uris&quot;:[&quot;http://zotero.org/users/976121/items/GMDTXS62&quot;],&quot;uri&quot;:[&quot;http://zotero.org/users/976121/items/GMDTXS62&quot;],&quot;itemData&quot;:{&quot;id&quot;:2666,&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zwKo0nhYGP"/>. Повишеното количество на валежите води до засилен речен вток, понижаване на повърхностната соленост и увеличаване на количествата суспендирана материя и биогени, особено в района на речни устия. Тези промени в условията на средата от своя страна оказва пряко влияние върху зообентосните съобщества в крайбрежната зона.</text:p>
      <text:p text:style-name="Thesis_5f_body">През изследвания период в района на Бургас се наблюдава силна вариация в сезонните изменения на количеството валежи (<text:sequence-ref text:reference-format="category-and-value" text:ref-name="refФиг.1">Фиг. 2</text:sequence-ref>). Сумарните годишни валежи през първите 2012 г. са 547.15, през 2013 г. - 706.37 mm, а през 2014 г. количеството им достига 1270.5 mm. През 2012 г. пролетта и есента са дъждовни, докато лятото е по-сухо. През 2013 г. лятото (месец юли) е с най-високи средни месечните валежи. През 2014 г. особено голямо е количеството на валежите през лятото и есента.</text:p>
      <text:p text:style-name="Thesis_5f_body"><draw:frame draw:style-name="fr2" draw:name="Frame2" text:anchor-type="paragraph" svg:x="0.508cm" svg:y="1cm" svg:width="14.986cm" draw:z-index="2"><draw:text-box fo:min-height="11.079cm"><text:p text:style-name="Thesis_5f_caption"><draw:frame draw:style-name="fr4" draw:name="Image2" text:anchor-type="paragraph" svg:width="14.986cm" svg:height="11.234cm" draw:z-index="3"><draw:image xlink:href="Pictures/200000020000031B00000254EB9862B469CF0C50.eps" xlink:type="simple" xlink:show="embed" xlink:actuate="onLoad"/></draw:frame>Фиг. <text:sequence text:ref-name="refФиг.1" text:name="Фиг." text:formula="ooow:Фиг.+1" style:num-format="1">2</text:sequence>. Средни месечни валежи <text:span text:style-name="T2">през периода на изследване </text:span>(mm). Данни от <text:span text:style-name="T3">климатична </text:span>станция Бургас (LBBG) (http://en.tutiempo.net/climate/ws-156550.html)</text:p></draw:text-box></draw:frame></text:p>
      <text:p text:style-name="Thesis_5f_body"/>
      <text:p text:style-name="Thesis_5f_body"/>
      <text:p text:style-name="Thesis_5f_body"/>
      <text:p text:style-name="P1">Преобладаващи ветрове</text:p>
      <text:p text:style-name="Thesis_5f_body">Ветровият режим в българския сектор на Черно море се определя от характерния за умерената зона на северното полукълбо пренос на въздушни маси с посока запад – изток (<text:span text:style-name="T1">РЕФ</text:span>). През зимния сезон преобладават западните и северозападните ветрове, предизвикани от високата циклонална активност над Средиземно море, както и от <text:soft-page-break/>антициклони над Източна Европа. Пролетта и есента се характеризират с преобладаващи източни и югоизточни ветрове. Според изследвания върху многогодишната динамика на ветровете в района на Бургаския залив най-силните ветрове се наблюдават през зимата и есента, от север, североизток и изток; заради това през тези сезони се регистрират и максимални стойности на ветровите вълни. През лятото обикновено ветровете и вълнението са най-слаби <text:reference-mark-start text:name="ZOTERO_ITEM CSL_CITATION {&quot;citationID&quot;:&quot;qa34mrjrt&quot;,&quot;properties&quot;:{&quot;formattedCitation&quot;:&quot;{\\rtf (\\uc0\\u1041{}\\uc0\\u1077{}\\uc0\\u1083{}\\uc0\\u1073{}\\uc0\\u1077{}\\uc0\\u1088{}\\uc0\\u1086{}\\uc0\\u1074{} et al., 2005)}&quot;,&quot;plainCitation&quot;:&quot;(Белберов et al., 2005)&quot;},&quot;citationItems&quot;:[{&quot;id&quot;:2667,&quot;uris&quot;:[&quot;http://zotero.org/users/976121/items/5MZG4F29&quot;],&quot;uri&quot;:[&quot;http://zotero.org/users/976121/items/5MZG4F29&quot;],&quot;itemData&quot;:{&quot;id&quot;:2667,&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AilAGbbgXj"/>(Белберов et al., 2005)<text:reference-mark-end text:name="ZOTERO_ITEM CSL_CITATION {&quot;citationID&quot;:&quot;qa34mrjrt&quot;,&quot;properties&quot;:{&quot;formattedCitation&quot;:&quot;{\\rtf (\\uc0\\u1041{}\\uc0\\u1077{}\\uc0\\u1083{}\\uc0\\u1073{}\\uc0\\u1077{}\\uc0\\u1088{}\\uc0\\u1086{}\\uc0\\u1074{} et al., 2005)}&quot;,&quot;plainCitation&quot;:&quot;(Белберов et al., 2005)&quot;},&quot;citationItems&quot;:[{&quot;id&quot;:2667,&quot;uris&quot;:[&quot;http://zotero.org/users/976121/items/5MZG4F29&quot;],&quot;uri&quot;:[&quot;http://zotero.org/users/976121/items/5MZG4F29&quot;],&quot;itemData&quot;:{&quot;id&quot;:2667,&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AilAGbbgXj"/>.</text:p>
      <text:p text:style-name="Thesis_5f_body">За района на Бургас в периода на изследване най-силните ветрове са с посока от север, североизток и югозапад (<text:sequence-ref text:reference-format="category-and-value" text:ref-name="refФиг.2">Фиг. 3</text:sequence-ref>).</text:p>
      <text:p text:style-name="Thesis_5f_body"><draw:frame draw:style-name="fr1" draw:name="Frame3" text:anchor-type="paragraph" svg:width="16.002cm" draw:z-index="4"><draw:text-box fo:min-height="5.8cm"><text:p text:style-name="Thesis_5f_caption"><draw:frame draw:style-name="fr5" draw:name="Image3" text:anchor-type="paragraph" svg:width="16.708cm" style:rel-width="104%" svg:height="6.382cm" style:rel-height="scale" draw:z-index="5"><draw:image xlink:href="Pictures/20000002000002EF0000039611972D16FD04512B.eps" xlink:type="simple" xlink:show="embed" xlink:actuate="onLoad"/></draw:frame>Фиг. <text:sequence text:ref-name="refФиг.2" text:name="Фиг." text:formula="ooow:Фиг.+1" style:num-format="1">3</text:sequence>. <office:annotation office:name="__Annotation__39977_3755329591"><dc:creator>K</dc:creator><dc:date>2017-04-25T15:23:26.321811511</dc:date><loext:sender-initials>K</loext:sender-initials><text:p text:style-name="P15"><text:span text:style-name="T8">махни сивия фон!</text:span></text:p></office:annotation>Роза на ветровете<office:annotation-end office:name="__Annotation__39977_3755329591"/> в климатична станция Бургас (LBBG), 2012-2014 г. (данни: Weather Underground).</text:p></draw:text-box></draw:frame></text:p>
      <text:p text:style-name="P1">Вълнение</text:p>
      <text:p text:style-name="Thesis_5f_body">Зообентосните съобщества в крайбрежната зона – обект на изследване на тази дисертация – се развиват в зоната на активно вълново въздействие; затова, вълновият режим е фактор, оказващ значително влияние върху тяхната структура и състав.</text:p>
      <text:p text:style-name="Thesis_5f_body">Ветровите вълни в района на Бургаския залив са най-големи при посока на вятъра от север и североизток, като това зависи и от продължителността на духане на вятъра <text:reference-mark-start text:name="ZOTERO_ITEM CSL_CITATION {&quot;citationID&quot;:&quot;dm0ynJro&quot;,&quot;properties&quot;:{&quot;unsorted&quot;:true,&quot;formattedCitation&quot;:&quot;{\\rtf (\\uc0\\u1043{}\\uc0\\u1088{}\\uc0\\u1086{}\\uc0\\u1079{}\\uc0\\u1076{}\\uc0\\u1077{}\\uc0\\u1074{}, 2005, 2006)}&quot;,&quot;plainCitation&quot;:&quot;(Гроздев, 2005, 2006)&quot;},&quot;citationItems&quot;:[{&quot;id&quot;:2671,&quot;uris&quot;:[&quot;http://zotero.org/users/976121/items/4Q88EQGK&quot;],&quot;uri&quot;:[&quot;http://zotero.org/users/976121/items/4Q88EQGK&quot;],&quot;itemData&quot;:{&quot;id&quot;:2671,&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quot;,&quot;event-place&quot;:&quot;София&quot;,&quot;language&quot;:&quot;bg&quot;,&quot;author&quot;:[{&quot;family&quot;:&quot;Гроздев&quot;,&quot;given&quot;:&quot;Д.&quot;}],&quot;issued&quot;:{&quot;date-parts&quot;:[[&quot;2005&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dUOBAFzgbn"/>(Гроздев, 2005, 2006)<text:reference-mark-end text:name="ZOTERO_ITEM CSL_CITATION {&quot;citationID&quot;:&quot;dm0ynJro&quot;,&quot;properties&quot;:{&quot;unsorted&quot;:true,&quot;formattedCitation&quot;:&quot;{\\rtf (\\uc0\\u1043{}\\uc0\\u1088{}\\uc0\\u1086{}\\uc0\\u1079{}\\uc0\\u1076{}\\uc0\\u1077{}\\uc0\\u1074{}, 2005, 2006)}&quot;,&quot;plainCitation&quot;:&quot;(Гроздев, 2005, 2006)&quot;},&quot;citationItems&quot;:[{&quot;id&quot;:2671,&quot;uris&quot;:[&quot;http://zotero.org/users/976121/items/4Q88EQGK&quot;],&quot;uri&quot;:[&quot;http://zotero.org/users/976121/items/4Q88EQGK&quot;],&quot;itemData&quot;:{&quot;id&quot;:2671,&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quot;,&quot;event-place&quot;:&quot;София&quot;,&quot;language&quot;:&quot;bg&quot;,&quot;author&quot;:[{&quot;family&quot;:&quot;Гроздев&quot;,&quot;given&quot;:&quot;Д.&quot;}],&quot;issued&quot;:{&quot;date-parts&quot;:[[&quot;2005&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dUOBAFzgbn"/>. Годишният ход на средномесечните височини на ветровите вълни по българското черноморско крайбрежие показва ясна сезонна изменчивост. През топлото полугодие тези стойности варират най-често от 10 до 50 cm. Годишни минимуми се наблюдават най-често през юни и юли. През студеното полугодие тези стойности са от 50 до 110 cm. Вътрешността на Бургаския залив, която е сравнително защитена от северните ветрове от релефа на Стара планина, се характеризира с по-малки височини на ветровите вълни. От своя страна крайбрежните зони във външната част на залива, които са с източна и североизточна експозиция, са изложени на пряко вълново въздействие при такива ветрове, и съответно за тях са характерни по-големи височини на вълните <text:reference-mark-start text:name="ZOTERO_ITEM CSL_CITATION {&quot;citationID&quot;:&quot;yFMONsp1&quot;,&quot;properties&quot;:{&quot;unsorted&quot;:true,&quot;formattedCitation&quot;:&quot;{\\rtf (\\uc0\\u1043{}\\uc0\\u1088{}\\uc0\\u1086{}\\uc0\\u1079{}\\uc0\\u1076{}\\uc0\\u1077{}\\uc0\\u1074{}, 2006; \\uc0\\u1050{}\\uc0\\u1086{}\\uc0\\u1089{}\\uc0\\u1090{}\\uc0\\u1080{}\\uc0\\u1095{}\\uc0\\u1082{}\\uc0\\u1086{}\\uc0\\u1074{}\\uc0\\u1072{} et al., 2001)}&quot;,&quot;plainCitation&quot;:&quot;(Гроздев, 2006; Костичкова et al., 2001)&quot;},&quot;citationItems&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41,&quot;uris&quot;:[&quot;http://zotero.org/users/976121/items/B9E2KA9K&quot;],&quot;uri&quot;:[&quot;http://zotero.org/users/976121/items/B9E2KA9K&quot;],&quot;itemData&quot;:{&quot;id&quot;:2641,&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B0uTqWpUvf"/>(Гроздев, 2006; Костичкова et al., 2001)<text:reference-mark-end text:name="ZOTERO_ITEM CSL_CITATION {&quot;citationID&quot;:&quot;yFMONsp1&quot;,&quot;properties&quot;:{&quot;unsorted&quot;:true,&quot;formattedCitation&quot;:&quot;{\\rtf (\\uc0\\u1043{}\\uc0\\u1088{}\\uc0\\u1086{}\\uc0\\u1079{}\\uc0\\u1076{}\\uc0\\u1077{}\\uc0\\u1074{}, 2006; \\uc0\\u1050{}\\uc0\\u1086{}\\uc0\\u1089{}\\uc0\\u1090{}\\uc0\\u1080{}\\uc0\\u1095{}\\uc0\\u1082{}\\uc0\\u1086{}\\uc0\\u1074{}\\uc0\\u1072{} et al., 2001)}&quot;,&quot;plainCitation&quot;:&quot;(Гроздев, 2006; Костичкова et al., 2001)&quot;},&quot;citationItems&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41,&quot;uris&quot;:[&quot;http://zotero.org/users/976121/items/B9E2KA9K&quot;],&quot;uri&quot;:[&quot;http://zotero.org/users/976121/items/B9E2KA9K&quot;],&quot;itemData&quot;:{&quot;id&quot;:2641,&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B0uTqWpUvf"/>.</text:p>
      <text:p text:style-name="Thesis_5f_body"/>
      <text:p text:style-name="P1">Основни течения</text:p>
      <text:p text:style-name="Thesis_5f_body">Характеристиката на режима на теченията в българския сектор на Черно море се базира на експериментални наблюдения и измервания, допълнени с помощта на числен модел на термо-хидродинамичните процеси в Черно море, разработен от ИО-БАН на базата на <text:soft-page-break/>модел на циркулацията на водите в Световния океан на Института по изчислителна математика в Москва <text:reference-mark-start text:name="ZOTERO_ITEM CSL_CITATION {&quot;citationID&quot;:&quot;2b4cqchch8&quot;,&quot;properties&quot;:{&quot;formattedCitation&quot;:&quot;(Trukhchev et al., 2004a)&quot;,&quot;plainCitation&quot;:&quot;(Trukhchev et al., 2004a)&quot;},&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DE9YYXqni7"/>(Trukhchev et al., 2004a)<text:reference-mark-end text:name="ZOTERO_ITEM CSL_CITATION {&quot;citationID&quot;:&quot;2b4cqchch8&quot;,&quot;properties&quot;:{&quot;formattedCitation&quot;:&quot;(Trukhchev et al., 2004a)&quot;,&quot;plainCitation&quot;:&quot;(Trukhchev et al., 2004a)&quot;},&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DE9YYXqni7"/></text:p>
      <text:p text:style-name="Thesis_5f_body">Основното крайбрежно течение по българското черноморско крайбрежие е насочено на юг; в близост до брега скоростта му отслабва под влияние на стокове от реки и аномалии на солеността. Местната циркулация на водите и режимът на теченията в крайбрежната зона се определят основно от общата циркулация в повърхностните морски води, както и от характеристиките на вятъра. За плитката крайбрежна зона са характерни бързи промени в динамиката на водните маси под влиянието на измененията на полето на вятъра. Теченията в крайбрежната зона силно се влияят от бреговата линия и от профила на бреговия склон, които определят появата на завихряния и компенсиращи течения, както и на процеси на ъпуелинг и даунуелинг <text:s/><text:reference-mark-start text:name="ZOTERO_ITEM CSL_CITATION {&quot;citationID&quot;:&quot;sl7qi2nir&quot;,&quot;properties&quot;:{&quot;formattedCitation&quot;:&quot;{\\rtf (\\uc0\\u1041{}\\uc0\\u1044{}\\uc0\\u1063{}\\uc0\\u1056{}, 2013)}&quot;,&quot;plainCitation&quot;:&quot;(БДЧР, 2013)&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8hRVGAwyzh"/>(БДЧР, 2013)<text:reference-mark-end text:name="ZOTERO_ITEM CSL_CITATION {&quot;citationID&quot;:&quot;sl7qi2nir&quot;,&quot;properties&quot;:{&quot;formattedCitation&quot;:&quot;{\\rtf (\\uc0\\u1041{}\\uc0\\u1044{}\\uc0\\u1063{}\\uc0\\u1056{}, 2013)}&quot;,&quot;plainCitation&quot;:&quot;(БДЧР, 2013)&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8hRVGAwyzh"/>.</text:p>
      <text:p text:style-name="Thesis_5f_body">В централната и южната част на Бургаския залив посоката на средното течение обикновено е от северната четвърт. При преобладаващи ветрове от север-североизток, основното течение в залива е циклонално (обратно на часовниковата стрелка), а при ветрове от запад, юг и югоизток – антициклонално (по часовниковата стрелка) <text:reference-mark-start text:name="ZOTERO_ITEM CSL_CITATION {&quot;citationID&quot;:&quot;1i8qfb03gr&quot;,&quot;properties&quot;:{&quot;formattedCitation&quot;:&quot;(Trukhchev et al., 2004b)&quot;,&quot;plainCitation&quot;:&quot;(Trukhchev et al.,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Xi5gub8u1C"/>(Trukhchev et al., 2004b)<text:reference-mark-end text:name="ZOTERO_ITEM CSL_CITATION {&quot;citationID&quot;:&quot;1i8qfb03gr&quot;,&quot;properties&quot;:{&quot;formattedCitation&quot;:&quot;(Trukhchev et al., 2004b)&quot;,&quot;plainCitation&quot;:&quot;(Trukhchev et al.,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Xi5gub8u1C"/> (<text:span text:style-name="T7">ФИГ?)</text:span>.</text:p>
      <text:p text:style-name="Thesis_5f_body">В резултат на сезонните вариаци на ветровете и на режима на речен вток скоростта на теченията намалява през лятото и есента, когато неустойчивостта на потока се засилва. В по-откритата външна част на Бургаския залив теченията са относително силни и устойчиви; през есента се усилват проявленията на западната периферия на Бургаския антициклон. Скоростта на теченията варира в зависимост от скоростта на ветровете – от 5-10 m/s при слаб вятър до 35-40 m/s при по-силен вятър <text:reference-mark-start text:name="ZOTERO_ITEM CSL_CITATION {&quot;citationID&quot;:&quot;1go22vbbb3&quot;,&quot;properties&quot;:{&quot;formattedCitation&quot;:&quot;(Trukhchev et al., 2004a)&quot;,&quot;plainCitation&quot;:&quot;(Trukhchev et al., 2004a)&quot;},&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lVNnnKfPso"/>(Trukhchev et al., 2004a)<text:reference-mark-end text:name="ZOTERO_ITEM CSL_CITATION {&quot;citationID&quot;:&quot;1go22vbbb3&quot;,&quot;properties&quot;:{&quot;formattedCitation&quot;:&quot;(Trukhchev et al., 2004a)&quot;,&quot;plainCitation&quot;:&quot;(Trukhchev et al., 2004a)&quot;},&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lVNnnKfPso"/>.</text:p>
      <text:p text:style-name="Thesis_5f_body">Режимът на теченията оказва голямо влияние върху разпределението на разтворените във водата вещества, включително и замърсители от различни източници в крайбрежната зона. Крайбрежието на Бургаския залив е силно променено, с редица градове и курортни селища, индустриални дейности, пристанища. Всички те оказват въздействие върху морската среда, и по-специално върху зообентосните съобщества в крайбрежната зона, като най-уязвими се очаква да са съобществата в непосредствена близост до тези източници. Поради характера на преобладаващите течения, сравнително затворената вътрешна част на Бургаския залив е изложена също така на по-дълго време на въздействие, отколкото по-откритите външни части.</text:p>
      <text:p text:style-name="Thesis_5f_body"/>
      <text:p text:style-name="P1">Температура и соленост на морската вода</text:p>
      <text:p text:style-name="Thesis_5f_body">Характерна особеност на Черно море е обилният речен вток, който преобладава във водния баланс на басейна <text:reference-mark-start text:name="ZOTERO_ITEM CSL_CITATION {&quot;citationID&quot;:&quot;143pl9hk76&quot;,&quot;properties&quot;:{&quot;formattedCitation&quot;:&quot;(Jaoshvili, 1997)&quot;,&quot;plainCitation&quot;:&quot;(Jaoshvili, 1997)&quot;},&quot;citationItems&quot;:[{&quot;id&quot;:2663,&quot;uris&quot;:[&quot;http://zotero.org/users/976121/items/VKQRHEJ6&quot;],&quot;uri&quot;:[&quot;http://zotero.org/users/976121/items/VKQRHEJ6&quot;],&quot;itemData&quot;:{&quot;id&quot;:2663,&quot;type&quot;:&quot;chapter&quot;,&quot;title&quot;:&quot;River runoff and sediment discharges into the Black Sea&quot;,&quot;container-title&quot;:&quot;Proceedings of the IOC/BSRC Workshop on Black Sea fluxes&quot;,&quot;collection-title&quot;:&quot;IOC Workshop Reports&quot;,&quot;collection-number&quot;:&quot;145&quot;,&quot;publisher&quot;:&quot;UNESCO/IOC, IMC&quot;,&quot;publisher-place&quot;:&quot;Istanbul, Turkey&quot;,&quot;page&quot;:&quot;29-37&quot;,&quot;event-place&quot;:&quot;Istanbul, Turkey&quot;,&quot;author&quot;:[{&quot;family&quot;:&quot;Jaoshvili&quot;,&quot;given&quot;:&quot;Shalva&quot;}],&quot;editor&quot;:[{&quot;family&quot;:&quot;Cagatay&quot;,&quot;given&quot;:&quot;N.&quot;}],&quot;issued&quot;:{&quot;date-parts&quot;:[[&quot;1997&quot;]]}}}],&quot;schema&quot;:&quot;https://github.com/citation-style-language/schema/raw/master/csl-citation.json&quot;} RNDBjLCPM69vg"/>(Jaoshvili, 1997)<text:reference-mark-end text:name="ZOTERO_ITEM CSL_CITATION {&quot;citationID&quot;:&quot;143pl9hk76&quot;,&quot;properties&quot;:{&quot;formattedCitation&quot;:&quot;(Jaoshvili, 1997)&quot;,&quot;plainCitation&quot;:&quot;(Jaoshvili, 1997)&quot;},&quot;citationItems&quot;:[{&quot;id&quot;:2663,&quot;uris&quot;:[&quot;http://zotero.org/users/976121/items/VKQRHEJ6&quot;],&quot;uri&quot;:[&quot;http://zotero.org/users/976121/items/VKQRHEJ6&quot;],&quot;itemData&quot;:{&quot;id&quot;:2663,&quot;type&quot;:&quot;chapter&quot;,&quot;title&quot;:&quot;River runoff and sediment discharges into the Black Sea&quot;,&quot;container-title&quot;:&quot;Proceedings of the IOC/BSRC Workshop on Black Sea fluxes&quot;,&quot;collection-title&quot;:&quot;IOC Workshop Reports&quot;,&quot;collection-number&quot;:&quot;145&quot;,&quot;publisher&quot;:&quot;UNESCO/IOC, IMC&quot;,&quot;publisher-place&quot;:&quot;Istanbul, Turkey&quot;,&quot;page&quot;:&quot;29-37&quot;,&quot;event-place&quot;:&quot;Istanbul, Turkey&quot;,&quot;author&quot;:[{&quot;family&quot;:&quot;Jaoshvili&quot;,&quot;given&quot;:&quot;Shalva&quot;}],&quot;editor&quot;:[{&quot;family&quot;:&quot;Cagatay&quot;,&quot;given&quot;:&quot;N.&quot;}],&quot;issued&quot;:{&quot;date-parts&quot;:[[&quot;1997&quot;]]}}}],&quot;schema&quot;:&quot;https://github.com/citation-style-language/schema/raw/master/csl-citation.json&quot;} RNDBjLCPM69vg"/> и определя неговата ниска средна соленост (около 18 <text:s/>‰ в повърхностнтите 100 m, достигаща до 22‰ в дълбоките части). За Черно море е характерна силна вертикална стратификация с постоянен пикноклин (<text:span text:style-name="T1">РЕФ-ФИГ?)</text:span>. Вертикалният водообмен между тези зони е ограничен, което води до ниски концентрации на кислород във водните маси под пикноклина.</text:p>
      <text:p text:style-name="Thesis_5f_body">Температурата и солеността на крайбрежните повърхностни води в Черно море проявяват характерна сезонна изменчивост.</text:p>
      <text:p text:style-name="Thesis_5f_body">Сезонната динамика на температурата на морската вода се характеризира с постепенно затопляне на повърхностните води през пролетта, с достигане на максималните им стойности от около 24-25°С най-често през юли и август, и последващо охлаждане през есента и зимата. Минималните температури се наблюдават през февруари-март.</text:p>
      <text:p text:style-name="Thesis_5f_body"><text:soft-page-break/>Средната годишна соленост на повърхностните води по българското крайбрежие е 14-16‰. Стойностите на повърхностната соленост са най-ниски през май-юни (13-14‰), под влияние на силния пролетен речен вток; през летните месеци, когато във водния баланс преобладава изпарението, солеността се покачва до 17-18‰ <text:reference-mark-start text:name="ZOTERO_ITEM CSL_CITATION {&quot;citationID&quot;:&quot;2indo5ii9c&quot;,&quot;properties&quot;:{&quot;formattedCitation&quot;:&quot;{\\rtf (\\uc0\\u1056{}\\uc0\\u1086{}\\uc0\\u1078{}\\uc0\\u1076{}\\uc0\\u1077{}\\uc0\\u1089{}\\uc0\\u1090{}\\uc0\\u1074{}\\uc0\\u1077{}\\uc0\\u1085{}\\uc0\\u1089{}\\uc0\\u1082{}\\uc0\\u1080{}\\uc0\\u1081{}, 1986)}&quot;,&quot;plainCitation&quot;:&quot;(Рождественский, 1986)&quot;},&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TGK6lqykMG"/>(Рождественский, 1986)<text:reference-mark-end text:name="ZOTERO_ITEM CSL_CITATION {&quot;citationID&quot;:&quot;2indo5ii9c&quot;,&quot;properties&quot;:{&quot;formattedCitation&quot;:&quot;{\\rtf (\\uc0\\u1056{}\\uc0\\u1086{}\\uc0\\u1078{}\\uc0\\u1076{}\\uc0\\u1077{}\\uc0\\u1089{}\\uc0\\u1090{}\\uc0\\u1074{}\\uc0\\u1077{}\\uc0\\u1085{}\\uc0\\u1089{}\\uc0\\u1082{}\\uc0\\u1080{}\\uc0\\u1081{}, 1986)}&quot;,&quot;plainCitation&quot;:&quot;(Рождественский, 1986)&quot;},&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TGK6lqykMG"/>.</text:p>
      <text:p text:style-name="Thesis_5f_body">Във вертикалното разпределение на температурата и солеността в крайбрежната зона се наблюдават характерните горен еднороден (смесен) слой и сезонен термоклин. За повърхностните води по южното българско крайбрежие на Черно море през летните месеци е характерна малка дълбочина на смесения слой и образуване на термоклин; през есента под влиянието на ветровата динамика и годишните вариации на температурата на въздуха смесеният слой се задълбочава и достига до дъното в плитката крайбрежна зона.</text:p>
      <text:p text:style-name="Thesis_5f_body">В тази част от българското крайбрежие дунавският приток почти не оказва влияние върху вариациите на солеността; в сравнение с него местните метеорологични условия и речен принос играят много по-съществена роля <text:reference-mark-start text:name="ZOTERO_ITEM CSL_CITATION {&quot;citationID&quot;:&quot;147ie8k13h&quot;,&quot;properties&quot;:{&quot;formattedCitation&quot;:&quot;{\\rtf (\\uc0\\u1041{}\\uc0\\u1044{}\\uc0\\u1063{}\\uc0\\u1056{}, 2014)}&quot;,&quot;plainCitation&quot;:&quot;(БДЧР, 2014)&quot;},&quot;citationItems&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yfMzxZ95l0"/>(БДЧР, 2014)<text:reference-mark-end text:name="ZOTERO_ITEM CSL_CITATION {&quot;citationID&quot;:&quot;147ie8k13h&quot;,&quot;properties&quot;:{&quot;formattedCitation&quot;:&quot;{\\rtf (\\uc0\\u1041{}\\uc0\\u1044{}\\uc0\\u1063{}\\uc0\\u1056{}, 2014)}&quot;,&quot;plainCitation&quot;:&quot;(БДЧР, 2014)&quot;},&quot;citationItems&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yfMzxZ95l0"/>.</text:p>
      <text:p text:style-name="Thesis_5f_body">Във вътрешната част на Бургаския залив солеността на повърхностните води като цяло е по-ниска поради ограничения водообмен с открито море – средногодишна стойност 16.58‰ (<text:span text:style-name="T1">РЕФ – Рожд 1986?</text:span>). В по-откритата външна част на залива с по-интензивен водообмен средногодишната стойност на солеността е по-висока – 17.37‰. През пролетта се наблюдава опресняване на водите в резултат на засиления речен вток и голямото количество на валежите. Максимумът на солеността се достига през септември-октомври.</text:p>
      <text:p text:style-name="P4">За периода на изследване на тази дисертация сезонните промени на температурата и солеността са в рамките на тези климатични норми. <text:span text:style-name="T1">Не се наблюдават съществени аномални стойности.</text:span></text:p>
      <text:list xml:id="list173856957164688" text:continue-numbering="true" text:style-name="Thesis_5f_numbering">
        <text:list-item>
          <text:list>
            <text:list-item>
              <text:list>
                <text:list-item>
                  <text:p text:style-name="P13">Химични характеристики</text:p>
                </text:list-item>
              </text:list>
            </text:list-item>
          </text:list>
        </text:list-item>
      </text:list>
      <text:p text:style-name="Thesis_5f_body">Химичният състав на черноморските води се контролира от външни фактори, от които най-силно влияние оказва речният вток. Това определя повишената концентрация на биогенни елементи и разтворени вещества, която се наблюдава в крайбрежната зона (<text:span text:style-name="T1">реф- БД?</text:span>). Разтвореният кислород и кислородната наситеност се повишават в посока към централните части на морето.</text:p>
      <text:p text:style-name="Thesis_5f_body">Характерна особеност на Черно море е вертикалната стратификация, която определя образуването на два слоя — повърхностен аеробен (0-120 m) и дълбочинен анаеробен, който съдържа сероводород.</text:p>
      <text:p text:style-name="Thesis_5f_body"/>
      <text:p text:style-name="P1">Кислород</text:p>
      <text:p text:style-name="P1">Биогени</text:p>
      <text:p text:style-name="P2">Суспендирана материя</text:p>
      <text:p text:style-name="P2"/>
      <text:list xml:id="list173856632064695" text:continue-numbering="true" text:style-name="Thesis_5f_numbering">
        <text:list-item>
          <text:list>
            <text:list-item>
              <text:p text:style-name="P11">Източници и типове въздействие върху крайбрежната зона по смисъла на РДМС</text:p>
            </text:list-item>
          </text:list>
        </text:list-item>
      </text:list>
      <text:p text:style-name="P5">Икономическите дейности, които са базирани в крайбрежната зона и осъществяват част или цялата си дейност в крайбрежните и териториалните води на България, оказват <text:soft-page-break/>значимо въздействие върху морската среда. Това са наземни дейности (урбанизация, туризъм) и дейности в морската акватория (рибарство и аквакултури, морски транспорт и пристанищна дейност, корабостроене и ремонт, добив и транспорт на нефт и природен газ).</text:p>
      <text:list xml:id="list173857480502670" text:continue-numbering="true" text:style-name="Thesis_5f_numbering">
        <text:list-item>
          <text:list>
            <text:list-item>
              <text:list>
                <text:list-item>
                  <text:p text:style-name="P13">Физически загуби (Д ..)</text:p>
                </text:list-item>
              </text:list>
            </text:list-item>
          </text:list>
        </text:list-item>
      </text:list>
      <text:p text:style-name="Thesis_5f_body">В крайбрежната зона физическите загуби на местообитания и субстрат, както и на асоциираните биологични видове и съобщества, са резултат най-често от строежа на брегоукрепващи и защитни съоръжения, пристанищната дейност, рибарството и туризма. Тези дейности са най-значими в урбанизираните райони и предизвикват преки загуби чрез затрупване и екстракция на видове, и непреки — чрез нарушаване на естествения хидродинамичен режим и влошаване на водообмена, а съответно и условията на средата в засегнатата зона.</text:p>
      <text:p text:style-name="P6"><text:span text:style-name="T5">В сублиторалната зона най-големи физически загуби се предизвикват от промишления риболов. Тралирането — риболов с употреба на дънни уреди — причинява абразия на морското дъно и особено на уязвимите биогенни субстрати (мидени банки от Mytilus galloprovincialis и асоциираните с тях съобщества). Над 50 % от площта на морското дъно до 100 m дълбочина е подложена на значим натиск от активен риболов (</text:span><text:span text:style-name="T6">реф)</text:span><text:span text:style-name="T5">.</text:span></text:p>
      <text:list xml:id="list173857175155170" text:continue-numbering="true" text:style-name="Thesis_5f_numbering">
        <text:list-item>
          <text:list>
            <text:list-item>
              <text:list>
                <text:list-item>
                  <text:p text:style-name="P13">Нарушения на хидрологичните процеси (Д … )</text:p>
                </text:list-item>
              </text:list>
            </text:list-item>
          </text:list>
        </text:list-item>
      </text:list>
      <text:p text:style-name="P9">За момента няма данни за наличието на значими промени в температурата на морската повърхност на българския сектор от Черно море. Съществува тенденция за повишаване на температурата на морската повърхност в западната част на Черно море от 15°C на ~16°C след 2006 г. (реф), потвърдено чрез спътникови данни. Няма данни за промяна в солевия баланс на водите. Няма и обективни данни за съществена промяна в режима на вълнението.</text:p>
      <text:list xml:id="list173856487504743" text:continue-numbering="true" text:style-name="Thesis_5f_numbering">
        <text:list-item>
          <text:list>
            <text:list-item>
              <text:list>
                <text:list-item>
                  <text:p text:style-name="P13">Замърсяване с опасни вещества (Д ...) </text:p>
                </text:list-item>
              </text:list>
            </text:list-item>
          </text:list>
        </text:list-item>
      </text:list>
      <text:p text:style-name="P7">Опасните вещества представляват синтетични и несинтетични замърсители, внасяни чрез наземни точкови или дифузни източници (<text:span text:style-name="T1">реф</text:span>).</text:p>
      <text:list xml:id="list173857194979519" text:continue-numbering="true" text:style-name="Thesis_5f_numbering">
        <text:list-item>
          <text:list>
            <text:list-item>
              <text:list>
                <text:list-item>
                  <text:p text:style-name="P13">Химическо замърсяване на Черно море...</text:p>
                </text:list-item>
              </text:list>
            </text:list-item>
          </text:list>
        </text:list-item>
      </text:list>
      <text:p text:style-name="Thesis_5f_body">Битовите отпадъчни води и речният вток имат по-голям дял за натоварването на морето от индустриалните отпадъчни води <text:span text:style-name="T1">(реф)</text:span>. Като райони с най-силно замърсяване по българското черноморско крайбрежие се определят Бургаския и Варненския заливи, поради прякото и непряко влияние на индустриалния отток, пристанищната дейност и корабоплаването. Други зони в риск от замърсяване са Шабла — пречистени индустриални води от добив на нефт и газ, и устието на р. Камчия — пречистени индустриални води.</text:p>
      <text:p text:style-name="P8">Има сведения за остро замърсяване в резултат на разливи на нефтопродукти в района на заливите и прилежащите акватории, които в повечето случаи се локализират и почистват бързо (<text:span text:style-name="T1">реф</text:span>). Общата тенденция е към намаляването на броя разливи в Бургаския и Варненския заливи (<text:span text:style-name="T1">?)</text:span>.</text:p>
      <text:list xml:id="list173857329128771" text:continue-numbering="true" text:style-name="Thesis_5f_numbering">
        <text:list-item>
          <text:list>
            <text:list-item>
              <text:list>
                <text:list-item>
                  <text:p text:style-name="P14"><text:soft-page-break/>Замърсители в морски организми — тежки метали в миди, риби, …?</text:p>
                </text:list-item>
                <text:list-item>
                  <text:p text:style-name="P14">Обогатяване с биогенни и органични вещества (еутрофикация) - Д…</text:p>
                </text:list-item>
              </text:list>
            </text:list-item>
          </text:list>
        </text:list-item>
      </text:list>
      <text:p text:style-name="P8"><text:span text:style-name="T5">Районите с най-висока степен на натиск по биогени са Бургаския и Варненския заливи, поради голямата концентрация на преки и дифузни източници на натиск: индустриални и битови отпадни води, пристанищна дейност, реки. Изчисляването на товарите от речния вток е трудно, тъй като не всички реки се наблюдават и за голяма част няма измервания на водните количества. Приносът на дифузните източници и степента на дифузно замърсяване съответно са трудни за определяне. </text:span><text:span text:style-name="T6">доклади БД...?</text:span></text:p>
      <text:list xml:id="list173856602559304" text:continue-numbering="true" text:style-name="Thesis_5f_numbering">
        <text:list-item>
          <text:list>
            <text:list-item>
              <text:list>
                <text:list-item>
                  <text:p text:style-name="P13">Инвазивни видове (Д ...)</text:p>
                </text:list-item>
              </text:list>
            </text:list-item>
          </text:list>
        </text:list-item>
      </text:list>
      <text:p text:style-name="Thesis_5f_body">Най-голямо значение за преноса на чужди видове в Черно море има корабоплаването. Най-голям натиск върху дънните съобщества оказва хищният охлюв <text:span text:style-name="T4">Rapana venosa</text:span>, а върху пелагичните - ктенофората <text:span text:style-name="T4">Mnemiopsis leidyi</text:span>.</text:p>
      <text:p text:style-name="Thesis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Фиг." style:family="paragraph" style:parent-style-name="Caption"/>
    <style:style style:name="Frame_20_contents" style:display-name="Frame contents" style:family="paragraph" style:parent-style-name="Standard" style:class="extra"/>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Thesis_5f_headerRight"><text:bookmark-ref text:reference-format="number" text:ref-name="__RefNumPara__30041_1854458412">1</text:bookmark-ref>. <text:bookmark-ref text:reference-format="text" text:ref-name="__RefNumPara__30041_1854458412">Район на изследването</text:bookmark-ref></text:p>
      </style:header>
      <style:footer>
        <text:p text:style-name="Thesis_5f_footer"><text:page-number text:select-page="current">8</text:page-number></text:p>
      </style:footer>
    </style:master-page>
    <style:master-page style:name="Thesis_5f_titlePage" style:display-name="Thesis_titlePage" style:page-layout-name="Mpm3"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7T19:50:00.475132166</meta:creation-date>
    <meta:editing-duration>P1DT15M48S</meta:editing-duration>
    <meta:editing-cycles>141</meta:editing-cycles>
    <meta:generator>LibreOffice/5.3.2.2$Linux_X86_64 LibreOffice_project/6cd4f1ef626f15116896b1d8e1398b56da0d0ee1</meta:generator>
    <meta:initial-creator>K </meta:initial-creator>
    <dc:date>2017-04-25T17:38:54.431319904</dc:date>
    <dc:creator>K</dc:creator>
    <meta:document-statistic meta:table-count="0" meta:image-count="3" meta:object-count="0" meta:page-count="8" meta:paragraph-count="63" meta:word-count="2479" meta:character-count="17412" meta:non-whitespace-character-count="14964"/>
    <meta:user-defined meta:name="ZOTERO_PREF_1">&lt;data data-version="3" zotero-version="4.0.28.9"&gt;&lt;session id="WH6LSH4o"/&gt;&lt;style id="http://www.zotero.org/styles/elsevier-harvard" hasBibliography="1" bibliographyStyleHasBeenSet="1"/&gt;&lt;prefs&gt;&lt;pref name="fieldType" value="ReferenceMark"/&gt;&lt;pref name="storeR</meta:user-defined>
    <meta:user-defined meta:name="ZOTERO_PREF_2">eferences" value="true"/&gt;&lt;pref name="automaticJournalAbbreviations" value="true"/&gt;&lt;pref name="noteType" value=""/&gt;&lt;/prefs&gt;&lt;/data&gt;</meta:user-defined>
  </office:meta>
</office:document-meta>
</file>